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text-properties officeooo:rsid="4052fb12" officeooo:paragraph-rsid="4184dfc8" style:language-asian="cs" style:country-asian="CZ"/>
    </style:style>
    <style:style style:name="P3" style:family="paragraph" style:parent-style-name="Heading_20_2" style:master-page-name="Standard">
      <style:paragraph-properties style:page-number="auto"/>
    </style:style>
    <style:style style:name="P4" style:family="paragraph" style:parent-style-name="Text_20_body" style:list-style-name="L1">
      <style:text-properties officeooo:paragraph-rsid="4185bfea"/>
    </style:style>
    <style:style style:name="P5" style:family="paragraph" style:parent-style-name="Text_20_body" style:list-style-name="L1">
      <style:text-properties officeooo:paragraph-rsid="418ac626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text-properties officeooo:paragraph-rsid="4193ea60"/>
    </style:style>
    <style:style style:name="P8" style:family="paragraph" style:parent-style-name="Text_20_body" style:list-style-name="L2">
      <style:text-properties officeooo:paragraph-rsid="419bb598"/>
    </style:style>
    <style:style style:name="P9" style:family="paragraph" style:parent-style-name="Text_20_body" style:list-style-name="L2">
      <style:text-properties fo:font-weight="bold" style:font-weight-asian="bold" style:font-weight-complex="bold"/>
    </style:style>
    <style:style style:name="P10" style:family="paragraph" style:parent-style-name="Text_20_body" style:list-style-name="L3">
      <style:text-properties fo:font-weight="bold" style:font-weight-asian="bold" style:font-weight-complex="bold"/>
    </style:style>
    <style:style style:name="P11" style:family="paragraph" style:parent-style-name="Text_20_body" style:list-style-name="L4">
      <style:text-properties fo:font-weight="bold" style:font-weight-asian="bold" style:font-weight-complex="bold"/>
    </style:style>
    <style:style style:name="P12" style:family="paragraph" style:parent-style-name="Text_20_body" style:list-style-name="L5">
      <style:text-properties fo:font-weight="bold" style:font-weight-asian="bold" style:font-weight-complex="bold"/>
    </style:style>
    <style:style style:name="P13" style:family="paragraph" style:parent-style-name="Text_20_body" style:list-style-name="L6">
      <style:text-properties fo:font-weight="bold" style:font-weight-asian="bold" style:font-weight-complex="bold"/>
    </style:style>
    <style:style style:name="P14" style:family="paragraph" style:parent-style-name="Text_20_body" style:list-style-name="L6">
      <style:text-properties fo:font-weight="bold" officeooo:rsid="41e9f3dc" officeooo:paragraph-rsid="419b115d" fo:background-color="transparent" style:font-weight-asian="bold" style:font-weight-complex="bold"/>
    </style:style>
    <style:style style:name="P15" style:family="paragraph" style:parent-style-name="Text_20_body" style:list-style-name="L2">
      <style:text-properties officeooo:rsid="419caff7" officeooo:paragraph-rsid="419caff7"/>
    </style:style>
    <style:style style:name="P16" style:family="paragraph" style:parent-style-name="Text_20_body" style:list-style-name="L3"/>
    <style:style style:name="P17" style:family="paragraph" style:parent-style-name="Text_20_body" style:list-style-name="L3">
      <style:text-properties officeooo:paragraph-rsid="4198133f"/>
    </style:style>
    <style:style style:name="P18" style:family="paragraph" style:parent-style-name="Text_20_body" style:list-style-name="L3">
      <style:text-properties fo:font-weight="normal" style:font-weight-asian="normal" style:font-weight-complex="normal"/>
    </style:style>
    <style:style style:name="P19" style:family="paragraph" style:parent-style-name="Text_20_body" style:list-style-name="L4"/>
    <style:style style:name="P20" style:family="paragraph" style:parent-style-name="Text_20_body" style:list-style-name="L4">
      <style:text-properties officeooo:paragraph-rsid="418d4ab4"/>
    </style:style>
    <style:style style:name="P21" style:family="paragraph" style:parent-style-name="Text_20_body" style:list-style-name="L5"/>
    <style:style style:name="P22" style:family="paragraph" style:parent-style-name="Text_20_body" style:list-style-name="L5">
      <style:text-properties officeooo:paragraph-rsid="419bd26c"/>
    </style:style>
    <style:style style:name="P23" style:family="paragraph" style:parent-style-name="Text_20_body" style:list-style-name="L5">
      <style:text-properties officeooo:rsid="41904214" officeooo:paragraph-rsid="41904214"/>
    </style:style>
    <style:style style:name="P24" style:family="paragraph" style:parent-style-name="Text_20_body" style:list-style-name="L6"/>
    <style:style style:name="T1" style:family="text">
      <style:text-properties fo:language="cs" fo:country="CZ" fo:font-style="italic" style:language-asian="cs" style:country-asian="CZ" style:font-style-asian="italic" style:language-complex="ar" style:country-complex="SA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16d94e77" style:font-style-asian="italic" style:font-style-complex="italic"/>
    </style:style>
    <style:style style:name="T4" style:family="text">
      <style:text-properties fo:font-style="italic" officeooo:rsid="418b8ade" style:font-style-asian="italic" style:font-style-complex="italic"/>
    </style:style>
    <style:style style:name="T5" style:family="text">
      <style:text-properties fo:font-style="italic" officeooo:rsid="418d4ab4" style:font-style-asian="italic" style:font-style-complex="italic"/>
    </style:style>
    <style:style style:name="T6" style:family="text">
      <style:text-properties fo:font-style="italic" officeooo:rsid="41904635" style:font-style-asian="italic" style:font-style-complex="italic"/>
    </style:style>
    <style:style style:name="T7" style:family="text">
      <style:text-properties fo:font-style="italic" style:language-asian="cs" style:country-asian="CZ" style:font-style-asian="italic" style:font-style-complex="italic"/>
    </style:style>
    <style:style style:name="T8" style:family="text">
      <style:text-properties fo:font-style="italic" officeooo:rsid="418b3538" style:language-asian="cs" style:country-asian="CZ" style:font-style-asian="italic" style:font-style-complex="italic"/>
    </style:style>
    <style:style style:name="T9" style:family="text">
      <style:text-properties fo:font-weight="bold" officeooo:rsid="4052fb12" style:language-asian="cs" style:country-asian="CZ" style:font-weight-asian="bold" style:font-weight-complex="bold"/>
    </style:style>
    <style:style style:name="T10" style:family="text">
      <style:text-properties fo:font-weight="bold" officeooo:rsid="418b3538" style:language-asian="cs" style:country-asian="CZ" style:font-weight-asian="bold" style:font-weight-complex="bold"/>
    </style:style>
    <style:style style:name="T11" style:family="text">
      <style:text-properties style:language-asian="cs" style:country-asian="CZ"/>
    </style:style>
    <style:style style:name="T12" style:family="text">
      <style:text-properties officeooo:rsid="4052fb12" style:language-asian="cs" style:country-asian="CZ"/>
    </style:style>
    <style:style style:name="T13" style:family="text">
      <style:text-properties officeooo:rsid="418b3538" style:language-asian="cs" style:country-asian="CZ"/>
    </style:style>
    <style:style style:name="T14" style:family="text">
      <style:text-properties officeooo:rsid="418d4ab4" style:language-asian="cs" style:country-asian="CZ"/>
    </style:style>
    <style:style style:name="T15" style:family="text">
      <style:text-properties officeooo:rsid="419854ab" style:language-asian="cs" style:country-asian="CZ"/>
    </style:style>
    <style:style style:name="T16" style:family="text">
      <style:text-properties officeooo:rsid="4198133f" style:language-asian="cs" style:country-asian="CZ"/>
    </style:style>
    <style:style style:name="T17" style:family="text">
      <style:text-properties style:use-window-font-color="true" style:font-name="Georgia" fo:font-size="10pt" fo:letter-spacing="0.004cm" fo:language="cs" fo:country="CZ" fo:font-style="italic" officeooo:rsid="3e41a191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8" style:family="text">
      <style:text-properties style:use-window-font-color="true" style:font-name="Georgia" fo:font-size="10pt" fo:letter-spacing="0.004cm" fo:language="cs" fo:country="CZ" fo:font-style="italic" officeooo:rsid="418d4ab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9" style:family="text">
      <style:text-properties style:use-window-font-color="true" style:font-name="Georgia" fo:font-size="10pt" fo:letter-spacing="0.004cm" fo:language="cs" fo:country="CZ" fo:font-style="normal" officeooo:rsid="4192707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style:font-name="Georgia" fo:font-size="10pt" fo:letter-spacing="0.004cm" fo:language="cs" fo:country="CZ" fo:font-style="normal" officeooo:rsid="4197fbb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style:use-window-font-color="true" style:font-name="Georgia" fo:font-size="10pt" fo:letter-spacing="0.004cm" fo:language="cs" fo:country="CZ" fo:font-style="normal" officeooo:rsid="4191d8b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" style:family="text">
      <style:text-properties style:use-window-font-color="true" style:font-name="Georgia" fo:font-size="10pt" fo:letter-spacing="0.004cm" fo:language="cs" fo:country="CZ" fo:font-style="normal" officeooo:rsid="4052fb12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3" style:family="text">
      <style:text-properties style:use-window-font-color="true" style:font-name="Georgia" fo:font-size="10pt" fo:letter-spacing="0.004cm" fo:language="cs" fo:country="CZ" fo:font-style="normal" officeooo:rsid="4199dd4b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4" style:family="text">
      <style:text-properties officeooo:rsid="16d94e77"/>
    </style:style>
    <style:style style:name="T25" style:family="text">
      <style:text-properties officeooo:rsid="41904635"/>
    </style:style>
    <style:style style:name="T26" style:family="text">
      <style:text-properties officeooo:rsid="4191d8b3"/>
    </style:style>
    <style:style style:name="T27" style:family="text">
      <style:text-properties officeooo:rsid="41927072"/>
    </style:style>
    <style:style style:name="T28" style:family="text">
      <style:text-properties officeooo:rsid="4193ea60"/>
    </style:style>
    <style:style style:name="T29" style:family="text">
      <style:text-properties officeooo:rsid="4195acc2"/>
    </style:style>
    <style:style style:name="T30" style:family="text">
      <style:text-properties officeooo:rsid="41f038af" fo:background-color="transparent" loext:char-shading-value="0" style:language-asian="cs" style:country-asian="CZ"/>
    </style:style>
    <style:style style:name="T31" style:family="text">
      <style:text-properties officeooo:rsid="4052fb12" fo:background-color="transparent" loext:char-shading-value="0" style:language-asian="cs" style:country-asian="CZ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Seznam dovedností</text:h>
      <text:list xml:id="list2845776875" text:style-name="L1">
        <text:list-item>
          <text:p text:style-name="P4">Břichomluvectví</text:p>
        </text:list-item>
        <text:list-item>
          <text:p text:style-name="P4">Bylinkářství a léčení</text:p>
        </text:list-item>
        <text:list-item>
          <text:p text:style-name="P4">Čtení a psaní</text:p>
        </text:list-item>
        <text:list-item>
          <text:p text:style-name="P4">Důstojnický výcvik <text:span text:style-name="T27">a </text:span><text:span text:style-name="T19">v</text:span><text:span text:style-name="T20">álčení</text:span></text:p>
        </text:list-item>
        <text:list-item>
          <text:p text:style-name="P4">Etiketa <text:span text:style-name="T28">vyšší společnosti</text:span></text:p>
        </text:list-item>
        <text:list-item>
          <text:p text:style-name="P4">Falešná hra</text:p>
        </text:list-item>
        <text:list-item>
          <text:p text:style-name="P4">Jezdectví</text:p>
        </text:list-item>
        <text:list-item>
          <text:p text:style-name="P4">Lov a stopování</text:p>
        </text:list-item>
        <text:list-item>
          <text:p text:style-name="P4"><text:span text:style-name="T24">M</text:span>oderní jazyk<text:span text:style-name="T24">y </text:span><text:span text:style-name="T3">(E</text:span><text:span text:style-name="T2">lfština, </text:span><text:span text:style-name="T3">K</text:span><text:span text:style-name="T2">rollština, </text:span><text:span text:style-name="T3">O</text:span><text:span text:style-name="T2">becná řeč, </text:span><text:span text:style-name="T3">Ř</text:span><text:span text:style-name="T2">eč barbarů, </text:span><text:span text:style-name="T3">T</text:span><text:span text:style-name="T2">rpasličtina</text:span><text:span text:style-name="T4">)</text:span></text:p>
        </text:list-item>
        <text:list-item>
          <text:p text:style-name="P4">Odezírání ze rtů</text:p>
        </text:list-item>
        <text:list-item>
          <text:p text:style-name="P4">Orientace a přežití v divočině</text:p>
        </text:list-item>
        <text:list-item>
          <text:p text:style-name="P4">Ostražitost a plížení</text:p>
        </text:list-item>
        <text:list-item>
          <text:p text:style-name="P4">Ošetřování zranění</text:p>
        </text:list-item>
        <text:list-item>
          <text:p text:style-name="P4">Otevírání zámků</text:p>
        </text:list-item>
        <text:list-item>
          <text:p text:style-name="P4">Padělatelství</text:p>
        </text:list-item>
        <text:list-item>
          <text:p text:style-name="P4">Plavání</text:p>
        </text:list-item>
        <text:list-item>
          <text:p text:style-name="P4">Přetvářka a převleky</text:p>
        </text:list-item>
        <text:list-item>
          <text:p text:style-name="P4"><text:soft-page-break/><text:span text:style-name="T24">Ř</text:span>emesla <text:span text:style-name="T4">(</text:span><text:span text:style-name="T2">Hornictví, Hrnčířství, Iluminace, Kaligrafie, Kamenictví, Kartografie, Klenotnictví, Konstrukce obléhacích zbraní, Kovářství, Kožedělnictví, Krejčířství, Krocení a cvičení zvířat, Lazebnictví, Loďařství, </text:span><text:span text:style-name="T17">M</text:span><text:span text:style-name="T18">ořeplavba</text:span><text:span text:style-name="T2">, </text:span><text:span text:style-name="T5">Obchod,</text:span><text:span text:style-name="T2"> Rybaření, Řeznictví, Sokolnictví, Stavitelství, Tesařina, </text:span><text:span text:style-name="T5">Těžební průzkum,</text:span><text:span text:style-name="T2"> Uhlířství, Vaření, Výroba pastí, Zámečnictví, Zbrojířství, Zednictví, Zlatnictví</text:span><text:span text:style-name="T4">)</text:span></text:p>
        </text:list-item>
        <text:list-item>
          <text:p text:style-name="P4">Skřetí jazyk</text:p>
        </text:list-item>
        <text:list-item>
          <text:p text:style-name="P4"><text:span text:style-name="T24">Staré jazyky </text:span><text:span text:style-name="T3">(S</text:span><text:span text:style-name="T2">taroelfština, </text:span><text:span text:style-name="T3">S</text:span><text:span text:style-name="T2">tarogoblinština, </text:span><text:span text:style-name="T3">S</text:span><text:span text:style-name="T2">taroorkština, </text:span><text:span text:style-name="T3">Starotrpasličtina)</text:span></text:p>
        </text:list-item>
        <text:list-item>
          <text:p text:style-name="P4">Šplhání</text:p>
        </text:list-item>
        <text:list-item>
          <text:p text:style-name="P4">Učenost</text:p>
        </text:list-item>
        <text:list-item>
          <text:p text:style-name="P5"><text:span text:style-name="T24">U</text:span>mělecké dovednosti <text:span text:style-name="T4">(</text:span><text:span text:style-name="T2">Herectví, Hra na hudební nástroj, Malba, Přednes, Skládání hudby, Sochařství, Tanec, Zpěv</text:span><text:span text:style-name="T4">)</text:span></text:p>
        </text:list-item>
        <text:list-item>
          <text:p text:style-name="P4">Únik z pout</text:p>
        </text:list-item>
        <text:list-item>
          <text:p text:style-name="P4">Vozatajství</text:p>
        </text:list-item>
        <text:list-item>
          <text:p text:style-name="P4">Vybírání kapes</text:p>
        </text:list-item>
        <text:list-item>
          <text:p text:style-name="P4">Znalost podsvětí <text:span text:style-name="T29">a černého trhu</text:span></text:p>
        </text:list-item>
      </text:list>
      <text:p text:style-name="P2"/>
      <text:h text:style-name="Heading_20_2" text:outline-level="2">Doporučené dovednosti</text:h>
      <text:h text:style-name="Heading_20_3" text:outline-level="3">Válečník</text:h>
      <text:list xml:id="list1539992862" text:style-name="L2">
        <text:list-item>
          <text:p text:style-name="P6">Čtení a psaní</text:p>
        </text:list-item>
        <text:list-item>
          <text:p text:style-name="P6"><text:soft-page-break/>Důstojnický výcvik <text:span text:style-name="T26">a </text:span><text:span text:style-name="T21">v</text:span><text:span text:style-name="T20">álčení</text:span></text:p>
        </text:list-item>
        <text:list-item>
          <text:p text:style-name="P7">Etiketa <text:span text:style-name="T28">vyšší společnosti</text:span></text:p>
        </text:list-item>
        <text:list-item>
          <text:p text:style-name="P6"><text:span text:style-name="T8">Jazyky:</text:span><text:span text:style-name="T13"> O</text:span><text:span text:style-name="T12">becná řeč, </text:span><text:span text:style-name="T13">E</text:span><text:span text:style-name="T12">lfština, </text:span><text:span text:style-name="T13">T</text:span><text:span text:style-name="T12">rpasličtina, </text:span><text:span text:style-name="T13">Ř</text:span><text:span text:style-name="T12">eč barbarů, </text:span><text:span text:style-name="T13">K</text:span><text:span text:style-name="T12">rollština, </text:span><text:span text:style-name="T16">Obecná skřetí řeč</text:span></text:p>
        </text:list-item>
        <text:list-item>
          <text:p text:style-name="P8"><text:span text:style-name="T1">Řemesla</text:span><text:span text:style-name="T7">:</text:span><text:span text:style-name="T12"> </text:span><text:span text:style-name="T30">D</text:span><text:span text:style-name="T31">řevařství, </text:span><text:span text:style-name="T30">H</text:span><text:span text:style-name="T31">ornictví, </text:span><text:span text:style-name="T30">K</text:span><text:span text:style-name="T31">onstrukce obléhacích zbraní, </text:span><text:span text:style-name="T30">K</text:span><text:span text:style-name="T31">ovářství, </text:span><text:span text:style-name="T30">M</text:span><text:span text:style-name="T31">ořeplavba, </text:span><text:span text:style-name="T30">T</text:span><text:span text:style-name="T31">esařina, </text:span><text:span text:style-name="T30">V</text:span><text:span text:style-name="T31">aření, </text:span><text:span text:style-name="T30">Z</text:span><text:span text:style-name="T31">brojířství</text:span></text:p>
        </text:list-item>
        <text:list-item>
          <text:p text:style-name="P6">Jezdectví</text:p>
        </text:list-item>
        <text:list-item>
          <text:p text:style-name="P6">Lov a stopování</text:p>
        </text:list-item>
        <text:list-item>
          <text:p text:style-name="P6">Orientace a přežití v divočině</text:p>
        </text:list-item>
        <text:list-item>
          <text:p text:style-name="P6">Ostražitost a plížení</text:p>
        </text:list-item>
        <text:list-item>
          <text:p text:style-name="P9">Ošetřování zranění</text:p>
        </text:list-item>
        <text:list-item>
          <text:p text:style-name="P6">Plavání</text:p>
        </text:list-item>
        <text:list-item>
          <text:p text:style-name="P6">Šplhání</text:p>
        </text:list-item>
        <text:list-item>
          <text:p text:style-name="P15">Vozatajství</text:p>
        </text:list-item>
      </text:list>
      <text:h text:style-name="Heading_20_3" text:outline-level="3">Hraničář</text:h>
      <text:list xml:id="list793948262" text:style-name="L3">
        <text:list-item>
          <text:p text:style-name="P18">Bylinkářství a léčení</text:p>
        </text:list-item>
        <text:list-item>
          <text:p text:style-name="P17"><text:span text:style-name="T8">Jazyky:</text:span><text:span text:style-name="T13"> O</text:span><text:span text:style-name="T12">becná řeč, </text:span><text:span text:style-name="T13">E</text:span><text:span text:style-name="T12">lfština, </text:span><text:span text:style-name="T13">T</text:span><text:span text:style-name="T12">rpasličtina, </text:span><text:span text:style-name="T13">Ř</text:span><text:span text:style-name="T12">eč barbarů, </text:span><text:span text:style-name="T13">K</text:span><text:span text:style-name="T12">rollština, </text:span><text:span text:style-name="T16">Obecná skřetí řeč</text:span></text:p>
        </text:list-item>
        <text:list-item>
          <text:p text:style-name="P16"><text:span text:style-name="T1">Řemesla</text:span><text:span text:style-name="T7">:</text:span><text:span text:style-name="T12"> Krocení a cvičení zvířat, Sokolnictví, Rybaření, Dřevařství, Kožedělnictví, Řeznictví, Tesařina, Vaření, Výroba pastí, Kartografie</text:span></text:p>
        </text:list-item>
        <text:list-item>
          <text:p text:style-name="P16">Jezdectví</text:p>
        </text:list-item>
        <text:list-item>
          <text:p text:style-name="P10"><text:soft-page-break/>Lov a stopování</text:p>
        </text:list-item>
        <text:list-item>
          <text:p text:style-name="P10">Orientace a přežití v divočině</text:p>
        </text:list-item>
        <text:list-item>
          <text:p text:style-name="P10">Ostražitost a plížení</text:p>
        </text:list-item>
        <text:list-item>
          <text:p text:style-name="P10">Ošetřování zranění</text:p>
        </text:list-item>
        <text:list-item>
          <text:p text:style-name="P16">Plavání</text:p>
        </text:list-item>
        <text:list-item>
          <text:p text:style-name="P16">Šplhání</text:p>
        </text:list-item>
      </text:list>
      <text:h text:style-name="Heading_20_3" text:outline-level="3">Alchymista</text:h>
      <text:list xml:id="list185635143" text:style-name="L4">
        <text:list-item>
          <text:p text:style-name="P19">Bylinkářství a léčení</text:p>
        </text:list-item>
        <text:list-item>
          <text:p text:style-name="P11">Čtení a psaní</text:p>
        </text:list-item>
        <text:list-item>
          <text:p text:style-name="P19"><text:span text:style-name="T8">Jazyky:</text:span><text:span text:style-name="T13"> O</text:span><text:span text:style-name="T12">becná řeč, </text:span><text:span text:style-name="T13">E</text:span><text:span text:style-name="T12">lfština, </text:span><text:span text:style-name="T13">T</text:span><text:span text:style-name="T12">rpasličtina, </text:span><text:span text:style-name="T13">Ř</text:span><text:span text:style-name="T12">eč barbarů, </text:span><text:span text:style-name="T13">K</text:span><text:span text:style-name="T12">rollština, </text:span><text:span text:style-name="T13">S</text:span><text:span text:style-name="T12">taroelfština, </text:span><text:span text:style-name="T13">S</text:span><text:span text:style-name="T12">tarotrpasličtina, </text:span><text:span text:style-name="T13">S</text:span><text:span text:style-name="T12">taroorkština, </text:span><text:span text:style-name="T13">S</text:span><text:span text:style-name="T12">tarogoblinština</text:span></text:p>
        </text:list-item>
        <text:list-item>
          <text:p text:style-name="P20"><text:span text:style-name="T1">Řemesla</text:span><text:span text:style-name="T7">:</text:span><text:span text:style-name="T11"> </text:span><text:span text:style-name="T12">Iluminace, Kaligrafie, Klenotnictví, Konstrukce obléhacích zbraní, Kovářství, Vaření, Výroba pastí, Zlatnictví, </text:span><text:span text:style-name="T14">Obchod, </text:span><text:span text:style-name="T15">Těžební průzkum</text:span></text:p>
        </text:list-item>
        <text:list-item>
          <text:p text:style-name="P11">Ošetřování zranění</text:p>
        </text:list-item>
        <text:list-item>
          <text:p text:style-name="P19">Padělatelství</text:p>
        </text:list-item>
        <text:list-item>
          <text:p text:style-name="P19">Učenost</text:p>
        </text:list-item>
      </text:list>
      <text:h text:style-name="Heading_20_3" text:outline-level="3">Kouzelník</text:h>
      <text:list xml:id="list2860992914" text:style-name="L5">
        <text:list-item>
          <text:p text:style-name="P12">Čtení a psaní</text:p>
        </text:list-item>
        <text:list-item>
          <text:p text:style-name="P22"><text:span text:style-name="T6">Umělecké dovednosti:</text:span><text:span text:style-name="T25"> Přednes, Malba (hodí se na iluze)</text:span></text:p>
        </text:list-item>
        <text:list-item>
          <text:p text:style-name="P21"><text:soft-page-break/><text:span text:style-name="T8">Jazyky:</text:span><text:span text:style-name="T13"> O</text:span><text:span text:style-name="T12">becná řeč, </text:span><text:span text:style-name="T13">E</text:span><text:span text:style-name="T12">lfština, </text:span><text:span text:style-name="T13">T</text:span><text:span text:style-name="T12">rpasličtina, </text:span><text:span text:style-name="T13">Ř</text:span><text:span text:style-name="T12">eč barbarů, </text:span><text:span text:style-name="T13">K</text:span><text:span text:style-name="T12">rollština, </text:span><text:span text:style-name="T10">S</text:span><text:span text:style-name="T9">taroelfština</text:span><text:span text:style-name="T12">, </text:span><text:span text:style-name="T13">S</text:span><text:span text:style-name="T12">tarotrpasličtina, </text:span><text:span text:style-name="T13">S</text:span><text:span text:style-name="T12">taroorkština, </text:span><text:span text:style-name="T13">S</text:span><text:span text:style-name="T12">tarogoblinština</text:span></text:p>
        </text:list-item>
        <text:list-item>
          <text:p text:style-name="P21"><text:span text:style-name="T1">Řemesla</text:span><text:span text:style-name="T7">:</text:span><text:span text:style-name="T12"> Iluminace, Kaligrafie, Kartografie, Klenotnictví</text:span></text:p>
        </text:list-item>
        <text:list-item>
          <text:p text:style-name="P21">Padělatelství</text:p>
        </text:list-item>
        <text:list-item>
          <text:p text:style-name="P21">Učenost</text:p>
        </text:list-item>
        <text:list-item>
          <text:p text:style-name="P23">Bylinkářství a léčení</text:p>
        </text:list-item>
      </text:list>
      <text:h text:style-name="Heading_20_3" text:outline-level="3">Zloděj</text:h>
      <text:list xml:id="list1480875626" text:style-name="L6">
        <text:list-item>
          <text:p text:style-name="P24">Břichomluvectví</text:p>
        </text:list-item>
        <text:list-item>
          <text:p text:style-name="P24">Falešná hra</text:p>
        </text:list-item>
        <text:list-item>
          <text:p text:style-name="P24"><text:span text:style-name="T8">Jazyky:</text:span><text:span text:style-name="T13"> O</text:span><text:span text:style-name="T12">becná řeč, </text:span><text:span text:style-name="T13">E</text:span><text:span text:style-name="T12">lfština, </text:span><text:span text:style-name="T13">T</text:span><text:span text:style-name="T12">rpasličtina, </text:span><text:span text:style-name="T13">Ř</text:span><text:span text:style-name="T12">eč barbarů, </text:span><text:span text:style-name="T13">K</text:span><text:span text:style-name="T12">rollština</text:span></text:p>
        </text:list-item>
        <text:list-item>
          <text:p text:style-name="P14">Líčení a odstraňování pastí</text:p>
        </text:list-item>
        <text:list-item>
          <text:p text:style-name="P24">Odezírání ze rtů</text:p>
        </text:list-item>
        <text:list-item>
          <text:p text:style-name="P13">Ostražitost a plížení</text:p>
        </text:list-item>
        <text:list-item>
          <text:p text:style-name="P13">Otevírání zámků</text:p>
        </text:list-item>
        <text:list-item>
          <text:p text:style-name="P24">Padělatelství</text:p>
        </text:list-item>
        <text:list-item>
          <text:p text:style-name="P24">Plavání</text:p>
        </text:list-item>
        <text:list-item>
          <text:p text:style-name="P13">Přetvářka a převleky</text:p>
        </text:list-item>
        <text:list-item>
          <text:p text:style-name="P24"><text:span text:style-name="T1">Řemesla</text:span><text:span text:style-name="T7">:</text:span><text:span text:style-name="T12"> Klenotnictví, Lazebnictví, Mořeplavba, Vaření, Výroba pastí, </text:span><text:span text:style-name="T22">V</text:span><text:span text:style-name="T23">ýroba zámků</text:span><text:span text:style-name="T12">, Zlatnictví, Obchod</text:span></text:p>
        </text:list-item>
        <text:list-item>
          <text:p text:style-name="P13"><text:soft-page-break/>Šplhání</text:p>
        </text:list-item>
        <text:list-item>
          <text:p text:style-name="P24">Únik z pout</text:p>
        </text:list-item>
        <text:list-item>
          <text:p text:style-name="P24">Vybírání kapes</text:p>
        </text:list-item>
        <text:list-item>
          <text:p text:style-name="P24">Znalost podsvětí <text:span text:style-name="T29">a černého trhu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2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2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2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2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1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19-11-08T16:30:55.356000000</dc:date>
    <meta:print-date>2113-01-01T00:00:00</meta:print-date>
    <meta:editing-cycles>21076</meta:editing-cycles>
    <meta:editing-duration>P62DT14H46M39S</meta:editing-duration>
    <meta:generator>LibreOffice/6.3.2.2$Windows_X86_64 LibreOffice_project/98b30e735bda24bc04ab42594c85f7fd8be07b9c</meta:generator>
    <dc:creator>York </dc:creator>
    <meta:document-statistic meta:table-count="0" meta:image-count="0" meta:object-count="0" meta:page-count="6" meta:paragraph-count="87" meta:word-count="424" meta:character-count="2948" meta:non-whitespace-character-count="2690"/>
  </office:meta>
</office:document-meta>
</file>